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1.1458in" fo:margin-left="1.4583in" table:align="left" style:writing-mode="lr-tb"/>
    </style:style>
    <style:style style:name="Table4.A" style:family="table-column">
      <style:table-column-properties style:column-width="1.1458in"/>
    </style:style>
    <style:style style:name="Table4.A1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0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ffffff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TINKER</text:span><text:span text:style-name="T4"> </text:span><text:span text:style-name="T4">ACADEMY</text:span></text:p>
      <text:p text:style-name="P4"/>
      <text:p text:style-name="P2"><text:span text:style-name="T3">Mobile</text:span><text:span text:style-name="T3"> </text:span><text:span text:style-name="T3">App</text:span><text:span text:style-name="T3"> </text:span><text:span text:style-name="T3">Development</text:span></text:p>
      <text:p text:style-name="P6"/>
      <text:p text:style-name="P3"><text:span text:style-name="T2">Quiz</text:span><text:span text:style-name="T2"> 4: </text:span><text:span text:style-name="T2">Touch</text:span><text:span text:style-name="T2"> </text:span><text:span text:style-name="T2">Event</text:span><text:span text:style-name="T2"> </text:span><text:span text:style-name="T2">Listeners</text:span><text:span text:style-name="T2"> </text:span><text:span text:style-name="T2">User</text:span><text:span text:style-name="T2"> </text:span><text:span text:style-name="T2">Interface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6">Welcome</text:span><text:span text:style-name="T6"> </text:span><text:span text:style-name="T6">to</text:span><text:span text:style-name="T6"> </text:span><text:span text:style-name="T6">the</text:span><text:span text:style-name="T6"> </text:span><text:span text:style-name="T6">Class</text:span><text:span text:style-name="T6">!</text:span></text:p>
            <text:p text:style-name="P12"/>
            <text:p text:style-name="P10"><text:span text:style-name="T6">This</text:span><text:span text:style-name="T6"> </text:span><text:span text:style-name="T6">quiz</text:span><text:span text:style-name="T6"> </text:span><text:span text:style-name="T6">will</text:span><text:span text:style-name="T6"> </text:span><text:span text:style-name="T6">cover</text:span><text:span text:style-name="T6"> </text:span><text:span text:style-name="T6">the</text:span><text:span text:style-name="T6"> </text:span><text:span text:style-name="T7">fourth</text:span><text:span text:style-name="T6"> </text:span><text:span text:style-name="T6">Mobile</text:span><text:span text:style-name="T6"> </text:span><text:span text:style-name="T6">App</text:span><text:span text:style-name="T6"> </text:span><text:span text:style-name="T6">Development</text:span><text:span text:style-name="T6"> </text:span><text:span text:style-name="T6">class</text:span><text:span text:style-name="T6">.</text:span></text:p>
            <text:p text:style-name="P12"/>
            <text:p text:style-name="P10"><text:span text:style-name="T6">This</text:span><text:span text:style-name="T6"> </text:span><text:span text:style-name="T6">quiz</text:span><text:span text:style-name="T6"> </text:span><text:span text:style-name="T6">is</text:span><text:span text:style-name="T6"> </text:span><text:span text:style-name="T6">graded</text:span><text:span text:style-name="T6">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6">Question</text:span><text:span text:style-name="T6"> 1</text:span></text:p>
          </table:table-cell>
        </table:table-row>
        <table:table-row>
          <table:table-cell table:style-name="Table2.A2" office:value-type="string">
            <text:p text:style-name="P10"><text:span text:style-name="T6">What</text:span><text:span text:style-name="T6"> </text:span><text:span text:style-name="T6">is</text:span><text:span text:style-name="T6"> </text:span><text:span text:style-name="T6">an</text:span><text:span text:style-name="T6"> </text:span><text:span text:style-name="T6">event</text:span><text:span text:style-name="T6"> </text:span><text:span text:style-name="T6">listener</text:span><text:span text:style-name="T6">?</text:span></text:p>
            <text:p text:style-name="P12"/>
            <text:list xml:id="list920268452" text:style-name="LS1">
              <text:list-item>
                <text:p text:style-name="P20"><text:span text:style-name="T6">It</text:span><text:span text:style-name="T6"> </text:span><text:span text:style-name="T6">is</text:span><text:span text:style-name="T6"> </text:span><text:span text:style-name="T6">a</text:span><text:span text:style-name="T6"> </text:span><text:span text:style-name="T6">Lua</text:span><text:span text:style-name="T6"> </text:span><text:span text:style-name="T6">function</text:span><text:span text:style-name="T6"> </text:span><text:span text:style-name="T6">that</text:span><text:span text:style-name="T6"> </text:span><text:span text:style-name="T6">gets</text:span><text:span text:style-name="T6"> </text:span><text:span text:style-name="T6">invoked</text:span><text:span text:style-name="T6"> </text:span><text:span text:style-name="T6">when</text:span><text:span text:style-name="T6"> </text:span><text:span text:style-name="T6">an</text:span><text:span text:style-name="T6"> </text:span><text:span text:style-name="T6">event</text:span><text:span text:style-name="T6"> </text:span><text:span text:style-name="T6">occurs</text:span></text:p>
              </text:list-item>
              <text:list-item>
                <text:p text:style-name="P20"><text:span text:style-name="T6">It</text:span><text:span text:style-name="T6"> </text:span><text:span text:style-name="T6">is</text:span><text:span text:style-name="T6"> </text:span><text:span text:style-name="T6">a</text:span><text:span text:style-name="T6"> </text:span><text:span text:style-name="T6">Lua</text:span><text:span text:style-name="T6"> </text:span><text:span text:style-name="T6">table</text:span><text:span text:style-name="T6"> </text:span><text:span text:style-name="T6">that</text:span><text:span text:style-name="T6"> </text:span><text:span text:style-name="T6">keep</text:span><text:span text:style-name="T6"> </text:span><text:span text:style-name="T6">tracks</text:span><text:span text:style-name="T6"> </text:span><text:span text:style-name="T6">of</text:span><text:span text:style-name="T6"> </text:span><text:span text:style-name="T6">all</text:span><text:span text:style-name="T6"> </text:span><text:span text:style-name="T6">events</text:span></text:p>
              </text:list-item>
              <text:list-item>
                <text:p text:style-name="P20"><text:span text:style-name="T6">It</text:span><text:span text:style-name="T6"> </text:span><text:span text:style-name="T6">is</text:span><text:span text:style-name="T6"> </text:span><text:span text:style-name="T6">a</text:span><text:span text:style-name="T6"> </text:span><text:span text:style-name="T6">local</text:span><text:span text:style-name="T6"> </text:span><text:span text:style-name="T6">variable</text:span><text:span text:style-name="T6"> </text:span><text:span text:style-name="T6">used</text:span><text:span text:style-name="T6"> </text:span><text:span text:style-name="T6">to</text:span><text:span text:style-name="T6"> </text:span><text:span text:style-name="T6">indicate</text:span><text:span text:style-name="T6"> </text:span><text:span text:style-name="T6">if</text:span><text:span text:style-name="T6"> </text:span><text:span text:style-name="T6">an</text:span><text:span text:style-name="T6"> </text:span><text:span text:style-name="T6">event</text:span><text:span text:style-name="T6"> </text:span><text:span text:style-name="T6">occured</text:span></text:p>
              </text:list-item>
            </text:list>
            <text:p text:style-name="P12"/>
            <text:p text:style-name="P10"><text:span text:style-name="T6">Type</text:span><text:span text:style-name="T6"> </text:span><text:span text:style-name="T6">in</text:span><text:span text:style-name="T6"> 1 </text:span><text:span text:style-name="T6">if</text:span><text:span text:style-name="T6"> </text:span><text:span text:style-name="T6">you</text:span><text:span text:style-name="T6"> </text:span><text:span text:style-name="T6">think</text:span><text:span text:style-name="T6"> </text:span><text:span text:style-name="T6">Option</text:span><text:span text:style-name="T6"> 1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/text:p>
            <text:p text:style-name="P10"><text:span text:style-name="T6">Type</text:span><text:span text:style-name="T6"> </text:span><text:span text:style-name="T6">in</text:span><text:span text:style-name="T6"> 2 </text:span><text:span text:style-name="T6">if</text:span><text:span text:style-name="T6"> </text:span><text:span text:style-name="T6">you</text:span><text:span text:style-name="T6"> </text:span><text:span text:style-name="T6">think</text:span><text:span text:style-name="T6"> </text:span><text:span text:style-name="T6">Option</text:span><text:span text:style-name="T6"> 2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/text:p>
            <text:p text:style-name="P10"><text:span text:style-name="T6">Type</text:span><text:span text:style-name="T6"> </text:span><text:span text:style-name="T6">in</text:span><text:span text:style-name="T6"> 3 </text:span><text:span text:style-name="T6">if</text:span><text:span text:style-name="T6"> </text:span><text:span text:style-name="T6">you</text:span><text:span text:style-name="T6"> </text:span><text:span text:style-name="T6">think</text:span><text:span text:style-name="T6"> </text:span><text:span text:style-name="T6">Option</text:span><text:span text:style-name="T6"> 3 </text:span><text:span text:style-name="T6">is</text:span><text:span text:style-name="T6"> </text:span><text:span text:style-name="T6">the</text:span><text:span text:style-name="T6"> </text:span><text:span text:style-name="T6">correct</text:span><text:span text:style-name="T6"> </text:span><text:span text:style-name="T6">answer</text:span></text:p>
            <text:p text:style-name="P12"/>
            <text:p text:style-name="P10"><text:span text:style-name="T6">Indicate</text:span><text:span text:style-name="T6"> </text:span><text:span text:style-name="T6">your</text:span><text:span text:style-name="T6"> </text:span><text:span text:style-name="T6">answer</text:span><text:span text:style-name="T6"> </text:span><text:span text:style-name="T6">choice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. </text:span></text:p>
          </table:table-cell>
        </table:table-row>
        <table:table-row>
          <table:table-cell table:style-name="Table2.A1" office:value-type="string">
            <text:p text:style-name="P14"/>
            <text:p text:style-name="P12">Answer</text:p>
          </table:table-cell>
        </table:table-row>
        <table:table-row>
          <table:table-cell table:style-name="Table2.A4" office:value-type="string">
            <text:p text:style-name="P14">1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9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text:span text:style-name="T6">Question</text:span><text:span text:style-name="T6"> 2</text:span></text:p>
          </table:table-cell>
        </table:table-row>
        <table:table-row>
          <table:table-cell table:style-name="Table3.A2" office:value-type="string">
            <text:p text:style-name="P10"><text:span text:style-name="T6">A</text:span><text:span text:style-name="T6"> </text:span><text:span text:style-name="T6">student</text:span><text:span text:style-name="T6"> </text:span><text:span text:style-name="T6">wants</text:span><text:span text:style-name="T6"> </text:span><text:span text:style-name="T6">to</text:span><text:span text:style-name="T6"> </text:span><text:span text:style-name="T6">position</text:span><text:span text:style-name="T6"> </text:span><text:span text:style-name="T6">a</text:span><text:span text:style-name="T6"> </text:span><text:span text:style-name="T6">display</text:span><text:span text:style-name="T6"> </text:span><text:span text:style-name="T6">object</text:span><text:span text:style-name="T6"> <text:s/></text:span><text:span text:style-name="T6">B</text:span><text:span text:style-name="T6"> 20 </text:span><text:span text:style-name="T6">pixels</text:span><text:span text:style-name="T6"> </text:span><text:span text:style-name="T6">to</text:span><text:span text:style-name="T6"> </text:span><text:span text:style-name="T6">the</text:span><text:span text:style-name="T6"> </text:span><text:span text:style-name="T6">left</text:span><text:span text:style-name="T6"> </text:span><text:span text:style-name="T6">of</text:span><text:span text:style-name="T6"> </text:span><text:span text:style-name="T6">A</text:span><text:span text:style-name="T6"> </text:span><text:span text:style-name="T6">and</text:span><text:span text:style-name="T6"> 30 </text:span><text:span text:style-name="T6">pixels</text:span><text:span text:style-name="T6"> </text:span><text:span text:style-name="T6">above</text:span><text:span text:style-name="T6"> </text:span><text:span text:style-name="T6">A</text:span><text:span text:style-name="T6">.</text:span></text:p>
            <text:p text:style-name="P12"/>
            <text:p text:style-name="P10"><text:span text:style-name="T6">What</text:span><text:span text:style-name="T6"> </text:span><text:span text:style-name="T6">should</text:span><text:span text:style-name="T6"> </text:span><text:span text:style-name="T6">be</text:span><text:span text:style-name="T6"> </text:span><text:span text:style-name="T6">the</text:span><text:span text:style-name="T6"> </text:span><text:span text:style-name="T6">coordinates</text:span><text:span text:style-name="T6"> </text:span><text:span text:style-name="T6">of</text:span><text:span text:style-name="T6"> </text:span><text:span text:style-name="T6">B</text:span><text:span text:style-name="T6"> </text:span><text:span text:style-name="T6">that</text:span><text:span text:style-name="T6"> </text:span><text:span text:style-name="T6">the</text:span><text:span text:style-name="T6"> </text:span><text:span text:style-name="T6">student</text:span><text:span text:style-name="T6"> </text:span><text:span text:style-name="T6">should</text:span><text:span text:style-name="T6"> </text:span><text:span text:style-name="T6">use</text:span><text:span text:style-name="T6">?</text:span></text:p>
            <text:p text:style-name="P12"/>
            <text:p text:style-name="P13"/>
            <text:p text:style-name="P13"><text:tab/><text:tab/> <text:s text:c="8"/>(0,0)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5"><text:soft-page-break/></text:p>
                  <text:p text:style-name="P11"><text:span text:style-name="T5">A</text:span><text:span text:style-name="T5"> (160, 80)</text:span></text:p>
                </table:table-cell>
              </table:table-row>
            </table:table>
            <text:p text:style-name="P16"/>
            <text:p text:style-name="P12"/>
            <text:p text:style-name="P12"/>
            <text:p text:style-name="P10"><text:span text:style-name="T6">Indicate</text:span><text:span text:style-name="T6"> </text:span><text:span text:style-name="T6">the</text:span><text:span text:style-name="T6"> </text:span><text:span text:style-name="T6">X</text:span><text:span text:style-name="T6"> </text:span><text:span text:style-name="T6">and</text:span><text:span text:style-name="T6"> </text:span><text:span text:style-name="T6">Y</text:span><text:span text:style-name="T6"> </text:span><text:span text:style-name="T6">values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/text:p>
            <text:p text:style-name="P12"/>
            <text:p text:style-name="P10"><text:span text:style-name="T6">Indicate</text:span><text:span text:style-name="T6"> </text:span><text:span text:style-name="T6">your</text:span><text:span text:style-name="T6"> </text:span><text:span text:style-name="T6">answer</text:span><text:span text:style-name="T6"> </text:span><text:span text:style-name="T6">choice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. </text:span></text:p>
          </table:table-cell>
        </table:table-row>
        <table:table-row>
          <table:table-cell table:style-name="Table3.A1" office:value-type="string">
            <text:p text:style-name="P12">Answer</text:p>
          </table:table-cell>
        </table:table-row>
        <table:table-row>
          <table:table-cell table:style-name="Table3.A4" office:value-type="string">
            <text:p text:style-name="P14">(140,50)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9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6">Question</text:span><text:span text:style-name="T6"> 3</text:span></text:p>
          </table:table-cell>
        </table:table-row>
        <table:table-row>
          <table:table-cell table:style-name="Table5.A2" office:value-type="string">
            <text:p text:style-name="P17"><text:span text:style-name="T6">A</text:span><text:span text:style-name="T6"> </text:span><text:span text:style-name="T6">student</text:span><text:span text:style-name="T6"> </text:span><text:span text:style-name="T6">has</text:span><text:span text:style-name="T6"> </text:span><text:span text:style-name="T6">the</text:span><text:span text:style-name="T6"> </text:span><text:span text:style-name="T6">following</text:span><text:span text:style-name="T6"> </text:span><text:span text:style-name="T6">button</text:span><text:span text:style-name="T6"> </text:span><text:span text:style-name="T6">defined</text:span><text:span text:style-name="T6"> </text:span><text:span text:style-name="T6">in</text:span><text:span text:style-name="T6"> </text:span><text:span text:style-name="T6">main</text:span><text:span text:style-name="T6">.</text:span><text:span text:style-name="T6">lua</text:span></text:p>
            <text:p text:style-name="P13"/>
            <text:p text:style-name="P17"><text:span text:style-name="T6">tapMeButton</text:span><text:span text:style-name="T6"> = </text:span><text:span text:style-name="T6">widget</text:span><text:span text:style-name="T6">.</text:span><text:span text:style-name="T6">newButton</text:span></text:p>
            <text:p text:style-name="P13">{</text:p>
            <text:p text:style-name="P17"><text:span text:style-name="T6"><text:tab/></text:span><text:span text:style-name="T6">id</text:span><text:span text:style-name="T6"> = "</text:span><text:span text:style-name="T6">tapMe</text:span><text:span text:style-name="T6">",</text:span></text:p>
            <text:p text:style-name="P17"><text:span text:style-name="T6"><text:tab/></text:span><text:span text:style-name="T6">label</text:span><text:span text:style-name="T6"> = "</text:span><text:span text:style-name="T6">Tap</text:span><text:span text:style-name="T6"> </text:span><text:span text:style-name="T6">Me</text:span><text:span text:style-name="T6">",</text:span></text:p>
            <text:p text:style-name="P17"><text:span text:style-name="T6"><text:tab/></text:span><text:span text:style-name="T6">fontSize</text:span><text:span text:style-name="T6"> = 48,</text:span></text:p>
            <text:p text:style-name="P17"><text:span text:style-name="T6"><text:tab/></text:span><text:span text:style-name="T6">font</text:span><text:span text:style-name="T6"> = "</text:span><text:span text:style-name="T6">Arial</text:span><text:span text:style-name="T6">",</text:span></text:p>
            <text:p text:style-name="P17"><text:span text:style-name="T6"><text:tab/></text:span><text:span text:style-name="T6">x</text:span><text:span text:style-name="T6"> = 160,</text:span></text:p>
            <text:p text:style-name="P17"><text:span text:style-name="T6"><text:tab/></text:span><text:span text:style-name="T6">y</text:span><text:span text:style-name="T6"> = 240,</text:span></text:p>
            <text:p text:style-name="P17"><text:span text:style-name="T6"><text:tab/></text:span><text:span text:style-name="T6">labelColor</text:span><text:span text:style-name="T6"> = { </text:span><text:span text:style-name="T6">default</text:span><text:span text:style-name="T6">={ 0, 1, 0 }, </text:span><text:span text:style-name="T6">over</text:span><text:span text:style-name="T6">={0, 1, 0} }</text:span></text:p>
            <text:p text:style-name="P13">}</text:p>
            <text:p text:style-name="P13"/>
            <text:p text:style-name="P13"/>
            <text:p text:style-name="P17"><text:span text:style-name="T6">Write</text:span><text:span text:style-name="T6"> </text:span><text:span text:style-name="T6">the</text:span><text:span text:style-name="T6"> </text:span><text:span text:style-name="T6">code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 </text:span><text:span text:style-name="T6">to</text:span><text:span text:style-name="T6"> </text:span><text:span text:style-name="T6">listen</text:span><text:span text:style-name="T6"> </text:span><text:span text:style-name="T6">to</text:span><text:span text:style-name="T6"> </text:span><text:span text:style-name="T6">the</text:span><text:span text:style-name="T6"> “</text:span><text:span text:style-name="T6">tap</text:span><text:span text:style-name="T6">” </text:span><text:span text:style-name="T6">event</text:span><text:span text:style-name="T6">. </text:span><text:span text:style-name="T6">The</text:span><text:span text:style-name="T6"> </text:span><text:span text:style-name="T6">event</text:span><text:span text:style-name="T6"> </text:span><text:span text:style-name="T6">listener</text:span><text:span text:style-name="T6"> </text:span><text:span text:style-name="T6">should</text:span><text:span text:style-name="T6"> </text:span><text:span text:style-name="T6">be</text:span><text:span text:style-name="T6"> </text:span><text:span text:style-name="T6">called</text:span><text:span text:style-name="T6"> </text:span><text:span text:style-name="T6">tapMeListener</text:span><text:span text:style-name="T6"> </text:span><text:span text:style-name="T6">and</text:span><text:span text:style-name="T6"> </text:span><text:span text:style-name="T6">should</text:span><text:span text:style-name="T6"> </text:span><text:span text:style-name="T6">set</text:span><text:span text:style-name="T6"> </text:span><text:span text:style-name="T6">the</text:span><text:span text:style-name="T6"> </text:span><text:span text:style-name="T6">Label</text:span><text:span text:style-name="T6"> </text:span><text:span text:style-name="T6">of</text:span><text:span text:style-name="T6"> </text:span><text:span text:style-name="T6">the</text:span><text:span text:style-name="T6"> <text:s/></text:span><text:span text:style-name="T6">button</text:span><text:span text:style-name="T6"> </text:span><text:span text:style-name="T6">to</text:span><text:span text:style-name="T6"> “</text:span><text:span text:style-name="T6">Tapped</text:span><text:span text:style-name="T6">”</text:span></text:p>
            <text:p text:style-name="P12"/>
            <text:p text:style-name="P10"><text:span text:style-name="T6">Indicate</text:span><text:span text:style-name="T6"> </text:span><text:span text:style-name="T6">your</text:span><text:span text:style-name="T6"> </text:span><text:span text:style-name="T6">answer</text:span><text:span text:style-name="T6"> </text:span><text:span text:style-name="T6">choice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/text:p>
          </table:table-cell>
        </table:table-row>
        <table:table-row>
          <table:table-cell table:style-name="Table5.A1" office:value-type="string">
            <text:p text:style-name="P12">Answer</text:p>
          </table:table-cell>
        </table:table-row>
        <table:table-row>
          <table:table-cell table:style-name="Table5.A4" office:value-type="string">
            <text:p text:style-name="P14"/>
            <text:p text:style-name="P12">function tapMeListener(event)</text:p>
            <text:p text:style-name="P23"><text:s text:c="5"/>tapMeButton.label = “Tapped”</text:p>
            <text:p text:style-name="P23">end</text:p>
            <text:p text:style-name="P12"/>
            <text:p text:style-name="P12">tapMeButton:addEventListener(“tap”, tapMeListener)</text:p>
            <text:p text:style-name="P12"><text:soft-page-break/></text:p>
          </table:table-cell>
        </table:table-row>
      </table:table>
      <text:p text:style-name="P1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><text:span text:style-name="T6">Question</text:span><text:span text:style-name="T6"> 4</text:span></text:p>
          </table:table-cell>
        </table:table-row>
        <table:table-row>
          <table:table-cell table:style-name="Table6.A2" office:value-type="string">
            <text:p text:style-name="P17"><text:span text:style-name="T6">A</text:span><text:span text:style-name="T6"> </text:span><text:span text:style-name="T6">student</text:span><text:span text:style-name="T6"> </text:span><text:span text:style-name="T6">has</text:span><text:span text:style-name="T6"> </text:span><text:span text:style-name="T6">the</text:span><text:span text:style-name="T6"> </text:span><text:span text:style-name="T6">following</text:span><text:span text:style-name="T6"> </text:span><text:span text:style-name="T6">button</text:span><text:span text:style-name="T6"> </text:span><text:span text:style-name="T6">defined</text:span><text:span text:style-name="T6"> </text:span><text:span text:style-name="T6">in</text:span><text:span text:style-name="T6"> </text:span><text:span text:style-name="T6">main</text:span><text:span text:style-name="T6">.</text:span><text:span text:style-name="T6">lua</text:span></text:p>
            <text:p text:style-name="P13"/>
            <text:p text:style-name="P17"><text:span text:style-name="T6">tapMeButton</text:span><text:span text:style-name="T6"> = </text:span><text:span text:style-name="T6">widget</text:span><text:span text:style-name="T6">.</text:span><text:span text:style-name="T6">newButton</text:span></text:p>
            <text:p text:style-name="P13">{</text:p>
            <text:p text:style-name="P17"><text:span text:style-name="T6"><text:tab/></text:span><text:span text:style-name="T6">id</text:span><text:span text:style-name="T6"> = "</text:span><text:span text:style-name="T6">tapMe</text:span><text:span text:style-name="T6">",</text:span></text:p>
            <text:p text:style-name="P17"><text:span text:style-name="T6"><text:tab/></text:span><text:span text:style-name="T6">label</text:span><text:span text:style-name="T6"> = "</text:span><text:span text:style-name="T6">Tap</text:span><text:span text:style-name="T6"> </text:span><text:span text:style-name="T6">Me</text:span><text:span text:style-name="T6">",</text:span></text:p>
            <text:p text:style-name="P17"><text:span text:style-name="T6"><text:tab/></text:span><text:span text:style-name="T6">fontSize</text:span><text:span text:style-name="T6"> = 48,</text:span></text:p>
            <text:p text:style-name="P17"><text:span text:style-name="T6"><text:tab/></text:span><text:span text:style-name="T6">font</text:span><text:span text:style-name="T6"> = "</text:span><text:span text:style-name="T6">Arial</text:span><text:span text:style-name="T6">",</text:span></text:p>
            <text:p text:style-name="P17"><text:span text:style-name="T6"><text:tab/></text:span><text:span text:style-name="T6">x</text:span><text:span text:style-name="T6"> = 160,</text:span></text:p>
            <text:p text:style-name="P17"><text:span text:style-name="T6"><text:tab/></text:span><text:span text:style-name="T6">y</text:span><text:span text:style-name="T6"> = 240,</text:span></text:p>
            <text:p text:style-name="P17"><text:span text:style-name="T6"><text:tab/></text:span><text:span text:style-name="T6">labelColor</text:span><text:span text:style-name="T6"> = { </text:span><text:span text:style-name="T6">default</text:span><text:span text:style-name="T6">={ 0, 1, 0 }, </text:span><text:span text:style-name="T6">over</text:span><text:span text:style-name="T6">={0, 1, 0} }</text:span></text:p>
            <text:p text:style-name="P13">}</text:p>
            <text:p text:style-name="P13"/>
            <text:p text:style-name="P13"/>
            <text:p text:style-name="P17"><text:span text:style-name="T6">Write</text:span><text:span text:style-name="T6"> </text:span><text:span text:style-name="T6">the</text:span><text:span text:style-name="T6"> </text:span><text:span text:style-name="T6">code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 </text:span><text:span text:style-name="T6">to</text:span><text:span text:style-name="T6"> </text:span><text:span text:style-name="T6">listen</text:span><text:span text:style-name="T6"> </text:span><text:span text:style-name="T6">to</text:span><text:span text:style-name="T6"> </text:span><text:span text:style-name="T6">the</text:span><text:span text:style-name="T6"> “</text:span><text:span text:style-name="T6">tap</text:span><text:span text:style-name="T6">” </text:span><text:span text:style-name="T6">event</text:span><text:span text:style-name="T6">. </text:span></text:p>
            <text:p text:style-name="P13"/>
            <text:p text:style-name="P17"><text:span text:style-name="T6">The</text:span><text:span text:style-name="T6"> </text:span><text:span text:style-name="T6">event</text:span><text:span text:style-name="T6"> </text:span><text:span text:style-name="T6">listener</text:span><text:span text:style-name="T6"> </text:span><text:span text:style-name="T6">should</text:span><text:span text:style-name="T6"> </text:span><text:span text:style-name="T6">be</text:span><text:span text:style-name="T6"> </text:span><text:span text:style-name="T6">called</text:span><text:span text:style-name="T6"> </text:span><text:span text:style-name="T6">tapMeListener</text:span><text:span text:style-name="T6"> </text:span><text:span text:style-name="T6">and</text:span><text:span text:style-name="T6"> </text:span><text:span text:style-name="T6">should</text:span><text:span text:style-name="T6"> </text:span><text:span text:style-name="T6">remove</text:span><text:span text:style-name="T6"> </text:span><text:span text:style-name="T6">the</text:span><text:span text:style-name="T6"> </text:span><text:span text:style-name="T6">tapMeButton</text:span><text:span text:style-name="T6"> </text:span><text:span text:style-name="T6">using</text:span><text:span text:style-name="T6"> </text:span><text:span text:style-name="T6">tapMeButton</text:span><text:span text:style-name="T6">::</text:span><text:span text:style-name="T6">removeSelf</text:span><text:span text:style-name="T6">()</text:span></text:p>
            <text:p text:style-name="P12"/>
            <text:p text:style-name="P10"><text:span text:style-name="T6">Indicate</text:span><text:span text:style-name="T6"> </text:span><text:span text:style-name="T6">your</text:span><text:span text:style-name="T6"> </text:span><text:span text:style-name="T6">answer</text:span><text:span text:style-name="T6"> </text:span><text:span text:style-name="T6">choice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/text:p>
          </table:table-cell>
        </table:table-row>
        <table:table-row>
          <table:table-cell table:style-name="Table6.A1" office:value-type="string">
            <text:p text:style-name="P12">Answer</text:p>
          </table:table-cell>
        </table:table-row>
        <table:table-row>
          <table:table-cell table:style-name="Table6.A4" office:value-type="string">
            <text:p text:style-name="P12">function tapMeListener(event)</text:p>
            <text:p text:style-name="P23"><text:s text:c="5"/>tapMeButton.removeSelf()</text:p>
            <text:p text:style-name="P23">end</text:p>
            <text:p text:style-name="P12"/>
            <text:p text:style-name="P23">tapMeButton:addEventListener(“tap”, tapMeListener)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6" meta:image-count="0" meta:object-count="0" meta:page-count="3" meta:paragraph-count="66" meta:word-count="374" meta:character-count="2109" meta:non-whitespace-character-count="1755"/>
    <dc:date>2014-11-04T22:55:43</dc:date>
    <meta:editing-duration>PT2M31S</meta:editing-duration>
  </office:meta>
</office:document-meta>
</file>